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9b4ec" officeooo:paragraph-rsid="0009b4ec"/>
    </style:style>
    <style:style style:name="P2" style:family="paragraph" style:parent-style-name="Text_20_body">
      <style:text-properties officeooo:rsid="000b9c3b" officeooo:paragraph-rsid="000c7140"/>
    </style:style>
    <style:style style:name="P3" style:family="paragraph" style:parent-style-name="Text_20_body">
      <style:text-properties officeooo:rsid="00185023" officeooo:paragraph-rsid="000c7210"/>
    </style:style>
    <style:style style:name="P4" style:family="paragraph" style:parent-style-name="Text_20_body">
      <style:text-properties officeooo:rsid="000cb73b" officeooo:paragraph-rsid="000c7140"/>
    </style:style>
    <style:style style:name="P5" style:family="paragraph" style:parent-style-name="Text_20_body">
      <style:text-properties officeooo:rsid="000e2898" officeooo:paragraph-rsid="000c7140"/>
    </style:style>
    <style:style style:name="P6" style:family="paragraph" style:parent-style-name="Text_20_body">
      <style:text-properties officeooo:rsid="000f6579" officeooo:paragraph-rsid="000c7140"/>
    </style:style>
    <style:style style:name="P7" style:family="paragraph" style:parent-style-name="Text_20_body">
      <style:text-properties officeooo:rsid="00122110" officeooo:paragraph-rsid="000c7140"/>
    </style:style>
    <style:style style:name="P8" style:family="paragraph" style:parent-style-name="Text_20_body">
      <style:text-properties officeooo:rsid="00111e7e" officeooo:paragraph-rsid="000c7140"/>
    </style:style>
    <style:style style:name="P9" style:family="paragraph" style:parent-style-name="Text_20_body">
      <style:text-properties officeooo:rsid="001724f0" officeooo:paragraph-rsid="000c7140"/>
    </style:style>
    <style:style style:name="P10" style:family="paragraph" style:parent-style-name="Text_20_body">
      <style:text-properties officeooo:rsid="000a4115" officeooo:paragraph-rsid="000c7140"/>
    </style:style>
    <style:style style:name="P11" style:family="paragraph" style:parent-style-name="Text_20_body" style:list-style-name="L1">
      <style:text-properties officeooo:rsid="00122110" officeooo:paragraph-rsid="000c7140"/>
    </style:style>
    <style:style style:name="P12" style:family="paragraph" style:parent-style-name="Text_20_body" style:list-style-name="L1">
      <style:text-properties officeooo:rsid="00132773" officeooo:paragraph-rsid="000c7140"/>
    </style:style>
    <style:style style:name="P13" style:family="paragraph" style:parent-style-name="Text_20_body" style:list-style-name="L2">
      <style:text-properties officeooo:rsid="00132773" officeooo:paragraph-rsid="000c7140"/>
    </style:style>
    <style:style style:name="P14" style:family="paragraph" style:parent-style-name="Text_20_body" style:list-style-name="L2">
      <style:text-properties officeooo:rsid="0014513d" officeooo:paragraph-rsid="000c7140"/>
    </style:style>
    <style:style style:name="P15" style:family="paragraph" style:parent-style-name="Text_20_body" style:list-style-name="L3">
      <style:text-properties officeooo:rsid="0016a986" officeooo:paragraph-rsid="000c7140"/>
    </style:style>
    <style:style style:name="P16" style:family="paragraph" style:parent-style-name="Text_20_body">
      <style:text-properties officeooo:paragraph-rsid="000d9c34"/>
    </style:style>
    <style:style style:name="P17" style:family="paragraph" style:parent-style-name="Text_20_body">
      <style:text-properties officeooo:rsid="000eaddb" officeooo:paragraph-rsid="000eaddb"/>
    </style:style>
    <style:style style:name="P18" style:family="paragraph" style:parent-style-name="Heading_20_1">
      <style:paragraph-properties fo:text-align="center" style:justify-single-word="false"/>
      <style:text-properties officeooo:paragraph-rsid="000c7140"/>
    </style:style>
    <style:style style:name="P19" style:family="paragraph" style:parent-style-name="Heading_20_2">
      <style:text-properties officeooo:paragraph-rsid="000c7140"/>
    </style:style>
    <style:style style:name="P20" style:family="paragraph" style:parent-style-name="Heading_20_2">
      <style:text-properties officeooo:rsid="000d9c34" officeooo:paragraph-rsid="000d9c34"/>
    </style:style>
    <style:style style:name="P21" style:family="paragraph" style:parent-style-name="Preformatted_20_Text">
      <style:text-properties fo:color="#0000ff" style:font-name="Ubuntu Mono" fo:font-size="10.3999996185303pt" officeooo:rsid="000eaddb" officeooo:paragraph-rsid="000eaddb"/>
    </style:style>
    <style:style style:name="P22" style:family="paragraph" style:parent-style-name="Preformatted_20_Text">
      <style:paragraph-properties fo:margin-top="0cm" fo:margin-bottom="0cm" style:contextual-spacing="false" fo:padding="0cm" fo:border="none"/>
    </style:style>
    <style:style style:name="P23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0.3999996185303pt"/>
    </style:style>
    <style:style style:name="T1" style:family="text">
      <style:text-properties officeooo:rsid="0017c120"/>
    </style:style>
    <style:style style:name="T2" style:family="text">
      <style:text-properties style:font-name="Ubuntu Mono" fo:font-size="10.399999618530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tatistics for Big Data Project</text:h>
      <text:p text:style-name="P2">To being data was tidied by omitting all NA values. This removed 6162 rows.</text:p>
      <text:p text:style-name="P2">treated as factor:</text:p>
      <text:p text:style-name="P10">Sex, Marital, Occupation, Dual-income, Status, Home type, Ethnic, Language.</text:p>
      <text:h text:style-name="P19" text:outline-level="2">Frequentist Approach:</text:h>
      <text:p text:style-name="P4">Linear Regression.</text:p>
      <text:p text:style-name="P4">K-fold Cross-Validation</text:p>
      <text:p text:style-name="P5">Bootstrap to compare uncertainty associated with models?</text:p>
      <text:p text:style-name="P6">Trade-off between accuracy and interpretability.</text:p>
      <text:p text:style-name="P7">Model Selection:</text:p>
      <text:p text:style-name="P8">Subset selection:</text:p>
      <text:list xml:id="list202875201453466412" text:style-name="L1">
        <text:list-item>
          <text:p text:style-name="P11">Best subset selection</text:p>
        </text:list-item>
        <text:list-item>
          <text:p text:style-name="P12">Step-wise selection</text:p>
        </text:list-item>
      </text:list>
      <text:p text:style-name="P7">Shrinkage:</text:p>
      <text:list xml:id="list4172550829067517548" text:style-name="L2">
        <text:list-item>
          <text:p text:style-name="P13">Ridge-regression</text:p>
        </text:list-item>
        <text:list-item>
          <text:p text:style-name="P14">The Lasso</text:p>
        </text:list-item>
      </text:list>
      <text:p text:style-name="P7">Dimension Reduction:</text:p>
      <text:list xml:id="list8345158236726310510" text:style-name="L3">
        <text:list-item>
          <text:p text:style-name="P15">Principal Components Regression</text:p>
        </text:list-item>
        <text:list-item>
          <text:p text:style-name="P15">Partial Least Squares</text:p>
        </text:list-item>
      </text:list>
      <text:p text:style-name="P9">ANOVA – <text:span text:style-name="T1">Not for large number of factors</text:span></text:p>
      <text:h text:style-name="P19" text:outline-level="2">Bayesian Approach:</text:h>
      <text:p text:style-name="P3">Bayesian Variable Selection</text:p>
      <text:p text:style-name="P3">One-Way ANOVA with fixed and random effects</text:p>
      <text:h text:style-name="P20" text:outline-level="2">Cleaning Data</text:h>
      <text:p text:style-name="P16"/>
      <text:p text:style-name="P17">Bayesian variable selection output:</text:p>
      <text:p text:style-name="P21"><text:bookmark text:name="rstudio_console_output"/>print(summary(output))</text:p>
      <text:p text:style-name="P22"/>
      <text:p text:style-name="P23"><text:soft-page-break/>Iterations = 1001:11000</text:p>
      <text:p text:style-name="P23">Thinning interval = 1 </text:p>
      <text:p text:style-name="P23">Number of chains = 1 </text:p>
      <text:p text:style-name="P23">Sample size per chain = 10000 </text:p>
      <text:p text:style-name="P22"/>
      <text:p text:style-name="P23">1. Empirical mean and standard deviation for each variable,</text:p>
      <text:p text:style-name="P22"><text:s text:c="3"/><text:span text:style-name="T2">plus standard error of the mean:</text:span></text:p>
      <text:p text:style-name="P22"/>
      <text:p text:style-name="P22"><text:s text:c="15"/><text:span text:style-name="T2">Mean <text:s text:c="6"/>SD <text:s/>Naive SE Time-series SE</text:span></text:p>
      <text:p text:style-name="P23">alpha <text:s text:c="4"/>4.8739473 0.232349 2.323e-03 <text:s text:c="5"/>2.925e-02</text:p>
      <text:p text:style-name="P23">beta[1] <text:s/>-0.3869790 0.053360 5.336e-04 <text:s text:c="5"/>1.121e-03</text:p>
      <text:p text:style-name="P23">beta[2] <text:s/>-0.2831804 0.180644 1.806e-03 <text:s text:c="5"/>1.161e-02</text:p>
      <text:p text:style-name="P23">beta[3] <text:s/>-1.0114974 0.143841 1.438e-03 <text:s text:c="5"/>9.721e-03</text:p>
      <text:p text:style-name="P23">beta[4] <text:s/>-1.5456071 0.180656 1.807e-03 <text:s text:c="5"/>7.844e-03</text:p>
      <text:p text:style-name="P23">beta[5] <text:s/>-1.0897864 0.144071 1.441e-03 <text:s text:c="5"/>1.067e-02</text:p>
      <text:p text:style-name="P23">beta[6] <text:s text:c="2"/>0.2041375 0.027010 2.701e-04 <text:s text:c="5"/>1.582e-03</text:p>
      <text:p text:style-name="P23">beta[7] <text:s text:c="2"/>0.4548710 0.025672 2.567e-04 <text:s text:c="5"/>1.537e-03</text:p>
      <text:p text:style-name="P23">beta[8] <text:s/>-0.7027390 0.096197 9.620e-04 <text:s text:c="5"/>2.230e-03</text:p>
      <text:p text:style-name="P23">beta[9] <text:s/>-0.9829154 0.100936 1.009e-03 <text:s text:c="5"/>2.780e-03</text:p>
      <text:p text:style-name="P23">beta[10] -0.9231320 0.086038 8.604e-04 <text:s text:c="5"/>2.062e-03</text:p>
      <text:p text:style-name="P23">beta[11] -0.6271461 0.122375 1.224e-03 <text:s text:c="5"/>4.723e-03</text:p>
      <text:p text:style-name="P23">beta[12] -1.7373956 0.095993 9.599e-04 <text:s text:c="5"/>3.220e-03</text:p>
      <text:p text:style-name="P23">beta[13] -1.1466238 0.177377 1.774e-03 <text:s text:c="5"/>3.533e-03</text:p>
      <text:p text:style-name="P23">beta[14] -1.7305277 0.130760 1.308e-03 <text:s text:c="5"/>3.739e-03</text:p>
      <text:p text:style-name="P23">beta[15] -1.6111385 0.145289 1.453e-03 <text:s text:c="5"/>3.157e-03</text:p>
      <text:p text:style-name="P23">beta[16] <text:s/>0.0060215 0.017515 1.752e-04 <text:s text:c="5"/>2.251e-03</text:p>
      <text:p text:style-name="P23">beta[17] <text:s/>0.4466776 0.128308 1.283e-03 <text:s text:c="5"/>9.994e-03</text:p>
      <text:p text:style-name="P23">beta[18] <text:s/>0.0062734 0.082674 8.267e-04 <text:s text:c="5"/>7.410e-03</text:p>
      <text:p text:style-name="P23">beta[19] <text:s/>0.0006377 0.006432 6.432e-05 <text:s text:c="5"/>4.499e-04</text:p>
      <text:p text:style-name="P23">beta[20] -0.0004486 0.006114 6.114e-05 <text:s text:c="5"/>3.037e-04</text:p>
      <text:p text:style-name="P23">beta[21] -1.0624227 0.078109 7.811e-04 <text:s text:c="5"/>2.127e-03</text:p>
      <text:p text:style-name="P23">beta[22] -0.7821662 0.101154 1.012e-03 <text:s text:c="5"/>2.895e-03</text:p>
      <text:p text:style-name="P23">beta[23] <text:s/>0.0342268 0.084888 8.489e-04 <text:s text:c="5"/>1.638e-03</text:p>
      <text:p text:style-name="P23">beta[24] -0.5292198 0.075593 7.559e-04 <text:s text:c="5"/>1.622e-03</text:p>
      <text:p text:style-name="P23">beta[25] -1.0927194 0.200423 2.004e-03 <text:s text:c="5"/>2.128e-03</text:p>
      <text:p text:style-name="P23">beta[26] -0.1452343 0.184827 1.848e-03 <text:s text:c="5"/>4.385e-03</text:p>
      <text:p text:style-name="P23">beta[27] <text:s/>0.0012125 0.019836 1.984e-04 <text:s text:c="5"/>2.115e-04</text:p>
      <text:p text:style-name="P23">beta[28] -0.0013235 0.016211 1.621e-04 <text:s text:c="5"/>1.865e-04</text:p>
      <text:p text:style-name="P23">beta[29] -0.1439473 0.354586 3.546e-03 <text:s text:c="5"/>4.054e-03</text:p>
      <text:p text:style-name="P23">beta[30] -0.2366331 0.163102 1.631e-03 <text:s text:c="5"/>7.888e-03</text:p>
      <text:p text:style-name="P23">beta[31] <text:s/>0.0212945 0.091990 9.199e-04 <text:s text:c="5"/>1.023e-03</text:p>
      <text:p text:style-name="P23">beta[32] <text:s/>0.0033803 0.020930 2.093e-04 <text:s text:c="5"/>8.417e-04</text:p>
      <text:p text:style-name="P23">beta[33] <text:s/>0.0004960 0.028867 2.887e-04 <text:s text:c="5"/>3.075e-04</text:p>
      <text:p text:style-name="P23">beta[34] -0.1938118 0.218863 2.189e-03 <text:s text:c="5"/>9.346e-03</text:p>
      <text:p text:style-name="P23">beta[35] -0.0023145 0.027815 2.782e-04 <text:s text:c="5"/>2.893e-04</text:p>
      <text:p text:style-name="P23">ind[1] <text:s text:c="3"/>1.0000000 0.000000 0.000e+00 <text:s text:c="5"/>0.000e+00</text:p>
      <text:p text:style-name="P23">ind[2] <text:s text:c="3"/>0.7903000 0.407115 4.071e-03 <text:s text:c="5"/>2.402e-02</text:p>
      <text:p text:style-name="P23">ind[3] <text:s text:c="3"/>1.0000000 0.000000 0.000e+00 <text:s text:c="5"/>0.000e+00</text:p>
      <text:p text:style-name="P23">ind[4] <text:s text:c="3"/>1.0000000 0.000000 0.000e+00 <text:s text:c="5"/>0.000e+00</text:p>
      <text:p text:style-name="P23">ind[5] <text:s text:c="3"/>1.0000000 0.000000 0.000e+00 <text:s text:c="5"/>0.000e+00</text:p>
      <text:p text:style-name="P23">ind[6] <text:s text:c="3"/>1.0000000 0.000000 0.000e+00 <text:s text:c="5"/>0.000e+00</text:p>
      <text:p text:style-name="P23">ind[7] <text:s text:c="3"/>1.0000000 0.000000 0.000e+00 <text:s text:c="5"/>0.000e+00</text:p>
      <text:p text:style-name="P23">ind[8] <text:s text:c="3"/>1.0000000 0.000000 0.000e+00 <text:s text:c="5"/>0.000e+00</text:p>
      <text:p text:style-name="P23">ind[9] <text:s text:c="3"/>1.0000000 0.000000 0.000e+00 <text:s text:c="5"/>0.000e+00</text:p>
      <text:p text:style-name="P23">ind[10] <text:s text:c="2"/>1.0000000 0.000000 0.000e+00 <text:s text:c="5"/>0.000e+00</text:p>
      <text:p text:style-name="P23">ind[11] <text:s text:c="2"/>1.0000000 0.000000 0.000e+00 <text:s text:c="5"/>0.000e+00</text:p>
      <text:p text:style-name="P23">ind[12] <text:s text:c="2"/>1.0000000 0.000000 0.000e+00 <text:s text:c="5"/>0.000e+00</text:p>
      <text:p text:style-name="P23">ind[13] <text:s text:c="2"/>1.0000000 0.000000 0.000e+00 <text:s text:c="5"/>0.000e+00</text:p>
      <text:p text:style-name="P23">ind[14] <text:s text:c="2"/>1.0000000 0.000000 0.000e+00 <text:s text:c="5"/>0.000e+00</text:p>
      <text:p text:style-name="P23">ind[15] <text:s text:c="2"/>1.0000000 0.000000 0.000e+00 <text:s text:c="5"/>0.000e+00</text:p>
      <text:p text:style-name="P23">ind[16] <text:s text:c="2"/>0.1205000 0.325562 3.256e-03 <text:s text:c="5"/>4.747e-02</text:p>
      <text:p text:style-name="P23">ind[17] <text:s text:c="2"/>0.9828000 0.130023 1.300e-03 <text:s text:c="5"/>2.501e-02</text:p>
      <text:p text:style-name="P23">ind[18] <text:s text:c="2"/>0.0949000 0.293091 2.931e-03 <text:s text:c="5"/>2.162e-02</text:p>
      <text:p text:style-name="P23">ind[19] <text:s text:c="2"/>0.0176000 0.131499 1.315e-03 <text:s text:c="5"/>7.728e-03</text:p>
      <text:p text:style-name="P23">ind[20] <text:s text:c="2"/>0.0103000 0.100970 1.010e-03 <text:s text:c="5"/>4.272e-03</text:p>
      <text:p text:style-name="P23">ind[21] <text:s text:c="2"/>1.0000000 0.000000 0.000e+00 <text:s text:c="5"/>0.000e+00</text:p>
      <text:p text:style-name="P23"><text:soft-page-break/>ind[22] <text:s text:c="2"/>1.0000000 0.000000 0.000e+00 <text:s text:c="5"/>0.000e+00</text:p>
      <text:p text:style-name="P23">ind[23] <text:s text:c="2"/>0.1750000 0.379986 3.800e-03 <text:s text:c="5"/>7.387e-03</text:p>
      <text:p text:style-name="P23">ind[24] <text:s text:c="2"/>1.0000000 0.000000 0.000e+00 <text:s text:c="5"/>0.000e+00</text:p>
      <text:p text:style-name="P23">ind[25] <text:s text:c="2"/>1.0000000 0.000000 0.000e+00 <text:s text:c="5"/>0.000e+00</text:p>
      <text:p text:style-name="P23">ind[26] <text:s text:c="2"/>0.4433000 0.496800 4.968e-03 <text:s text:c="5"/>1.206e-02</text:p>
      <text:p text:style-name="P23">ind[27] <text:s text:c="2"/>0.0280000 0.164981 1.650e-03 <text:s text:c="5"/>1.900e-03</text:p>
      <text:p text:style-name="P23">ind[28] <text:s text:c="2"/>0.0238000 0.152433 1.524e-03 <text:s text:c="5"/>1.785e-03</text:p>
      <text:p text:style-name="P23">ind[29] <text:s text:c="2"/>0.2247000 0.417405 4.174e-03 <text:s text:c="5"/>4.986e-03</text:p>
      <text:p text:style-name="P23">ind[30] <text:s text:c="2"/>0.7407000 0.438272 4.383e-03 <text:s text:c="5"/>2.136e-02</text:p>
      <text:p text:style-name="P23">ind[31] <text:s text:c="2"/>0.0915000 0.288333 2.883e-03 <text:s text:c="5"/>3.457e-03</text:p>
      <text:p text:style-name="P23">ind[32] <text:s text:c="2"/>0.0382000 0.191688 1.917e-03 <text:s text:c="5"/>6.348e-03</text:p>
      <text:p text:style-name="P23">ind[33] <text:s text:c="2"/>0.0371000 0.189016 1.890e-03 <text:s text:c="5"/>2.171e-03</text:p>
      <text:p text:style-name="P23">ind[34] <text:s text:c="2"/>0.5031000 0.500015 5.000e-03 <text:s text:c="5"/>1.971e-02</text:p>
      <text:p text:style-name="P23">ind[35] <text:s text:c="2"/>0.0343000 0.182008 1.820e-03 <text:s text:c="5"/>2.063e-03</text:p>
      <text:p text:style-name="P23">tau <text:s text:c="6"/>0.2475715 0.004286 4.286e-05 <text:s text:c="5"/>4.286e-05</text:p>
      <text:p text:style-name="P23">taub <text:s text:c="5"/>1.1132486 0.340074 3.401e-03 <text:s text:c="5"/>6.170e-03</text:p>
      <text:p text:style-name="P22"/>
      <text:p text:style-name="P23">2. Quantiles for each variable:</text:p>
      <text:p text:style-name="P22"/>
      <text:p text:style-name="P22"><text:s text:c="12"/><text:span text:style-name="T2">2.5% <text:s text:c="4"/>25% <text:s text:c="5"/>50% <text:s text:c="4"/>75% <text:s text:c="3"/>97.5%</text:span></text:p>
      <text:p text:style-name="P23">alpha <text:s text:c="4"/>4.4112 <text:s/>4.7313 <text:s/>4.88055 <text:s/>5.0166 <text:s/>5.36728</text:p>
      <text:p text:style-name="P23">beta[1] <text:s/>-0.4944 -0.4219 -0.38691 -0.3515 -0.28155</text:p>
      <text:p text:style-name="P23">beta[2] <text:s/>-0.5838 -0.4135 -0.31557 -0.1663 <text:s/>0.00000</text:p>
      <text:p text:style-name="P23">beta[3] <text:s/>-1.2988 -1.0985 -1.01475 -0.9245 -0.71698</text:p>
      <text:p text:style-name="P23">beta[4] <text:s/>-1.8979 -1.6652 -1.54930 -1.4299 -1.17421</text:p>
      <text:p text:style-name="P23">beta[5] <text:s/>-1.3845 -1.1765 -1.09552 -1.0044 -0.79384</text:p>
      <text:p text:style-name="P23">beta[6] <text:s text:c="2"/>0.1530 <text:s/>0.1852 <text:s/>0.20399 <text:s/>0.2229 <text:s/>0.25737</text:p>
      <text:p text:style-name="P23">beta[7] <text:s text:c="2"/>0.4045 <text:s/>0.4379 <text:s/>0.45481 <text:s/>0.4712 <text:s/>0.50756</text:p>
      <text:p text:style-name="P23">beta[8] <text:s/>-0.8906 -0.7676 -0.70319 -0.6376 -0.51466</text:p>
      <text:p text:style-name="P23">beta[9] <text:s/>-1.1791 -1.0527 -0.98277 -0.9146 -0.78627</text:p>
      <text:p text:style-name="P23">beta[10] -1.0936 -0.9814 -0.92410 -0.8632 -0.75506</text:p>
      <text:p text:style-name="P23">beta[11] -0.8635 -0.7106 -0.62745 -0.5441 -0.38486</text:p>
      <text:p text:style-name="P23">beta[12] -1.9252 -1.8015 -1.73792 -1.6721 -1.55040</text:p>
      <text:p text:style-name="P23">beta[13] -1.4953 -1.2638 -1.14875 -1.0262 -0.79709</text:p>
      <text:p text:style-name="P23">beta[14] -1.9912 -1.8175 -1.73012 -1.6426 -1.47528</text:p>
      <text:p text:style-name="P23">beta[15] -1.9002 -1.7090 -1.61149 -1.5129 -1.32677</text:p>
      <text:p text:style-name="P23">beta[16] <text:s/>0.0000 <text:s/>0.0000 <text:s/>0.00000 <text:s/>0.0000 <text:s/>0.06542</text:p>
      <text:p text:style-name="P23">beta[17] <text:s/>0.1932 <text:s/>0.3760 <text:s/>0.44515 <text:s/>0.5185 <text:s/>0.70880</text:p>
      <text:p text:style-name="P23">beta[18] -0.1245 <text:s/>0.0000 <text:s/>0.00000 <text:s/>0.0000 <text:s/>0.25932</text:p>
      <text:p text:style-name="P23">beta[19] <text:s/>0.0000 <text:s/>0.0000 <text:s/>0.00000 <text:s/>0.0000 <text:s/>0.00000</text:p>
      <text:p text:style-name="P23">beta[20] <text:s/>0.0000 <text:s/>0.0000 <text:s/>0.00000 <text:s/>0.0000 <text:s/>0.00000</text:p>
      <text:p text:style-name="P23">beta[21] -1.2145 -1.1156 -1.06358 -1.0094 -0.90672</text:p>
      <text:p text:style-name="P23">beta[22] -0.9798 -0.8511 -0.78359 -0.7134 -0.58328</text:p>
      <text:p text:style-name="P23">beta[23] <text:s/>0.0000 <text:s/>0.0000 <text:s/>0.00000 <text:s/>0.0000 <text:s/>0.30275</text:p>
      <text:p text:style-name="P23">beta[24] -0.6809 -0.5784 -0.52843 -0.4792 -0.38153</text:p>
      <text:p text:style-name="P23">beta[25] -1.4898 -1.2282 -1.08806 -0.9592 -0.70408</text:p>
      <text:p text:style-name="P23">beta[26] -0.5373 -0.3057 <text:s/>0.00000 <text:s/>0.0000 <text:s/>0.00000</text:p>
      <text:p text:style-name="P23">beta[27] <text:s/>0.0000 <text:s/>0.0000 <text:s/>0.00000 <text:s/>0.0000 <text:s/>0.00000</text:p>
      <text:p text:style-name="P23">beta[28] <text:s/>0.0000 <text:s/>0.0000 <text:s/>0.00000 <text:s/>0.0000 <text:s/>0.00000</text:p>
      <text:p text:style-name="P23">beta[29] -1.2221 <text:s/>0.0000 <text:s/>0.00000 <text:s/>0.0000 <text:s/>0.00000</text:p>
      <text:p text:style-name="P23">beta[30] -0.4828 -0.3644 -0.28022 <text:s/>0.0000 <text:s/>0.00000</text:p>
      <text:p text:style-name="P23">beta[31] <text:s/>0.0000 <text:s/>0.0000 <text:s/>0.00000 <text:s/>0.0000 <text:s/>0.35808</text:p>
      <text:p text:style-name="P23">beta[32] <text:s/>0.0000 <text:s/>0.0000 <text:s/>0.00000 <text:s/>0.0000 <text:s/>0.06315</text:p>
      <text:p text:style-name="P23">beta[33] <text:s/>0.0000 <text:s/>0.0000 <text:s/>0.00000 <text:s/>0.0000 <text:s/>0.00000</text:p>
      <text:p text:style-name="P23">beta[34] -0.6146 -0.3926 -0.01541 <text:s/>0.0000 <text:s/>0.00000</text:p>
      <text:p text:style-name="P23">beta[35] <text:s/>0.0000 <text:s/>0.0000 <text:s/>0.00000 <text:s/>0.0000 <text:s/>0.00000</text:p>
      <text:p text:style-name="P23">ind[1] <text:s text:c="3"/>1.0000 <text:s/>1.0000 <text:s/>1.00000 <text:s/>1.0000 <text:s/>1.00000</text:p>
      <text:p text:style-name="P23">ind[2] <text:s text:c="3"/>0.0000 <text:s/>1.0000 <text:s/>1.00000 <text:s/>1.0000 <text:s/>1.00000</text:p>
      <text:p text:style-name="P23">ind[3] <text:s text:c="3"/>1.0000 <text:s/>1.0000 <text:s/>1.00000 <text:s/>1.0000 <text:s/>1.00000</text:p>
      <text:p text:style-name="P23">ind[4] <text:s text:c="3"/>1.0000 <text:s/>1.0000 <text:s/>1.00000 <text:s/>1.0000 <text:s/>1.00000</text:p>
      <text:p text:style-name="P23">ind[5] <text:s text:c="3"/>1.0000 <text:s/>1.0000 <text:s/>1.00000 <text:s/>1.0000 <text:s/>1.00000</text:p>
      <text:p text:style-name="P23">ind[6] <text:s text:c="3"/>1.0000 <text:s/>1.0000 <text:s/>1.00000 <text:s/>1.0000 <text:s/>1.00000</text:p>
      <text:p text:style-name="P23">ind[7] <text:s text:c="3"/>1.0000 <text:s/>1.0000 <text:s/>1.00000 <text:s/>1.0000 <text:s/>1.00000</text:p>
      <text:p text:style-name="P23">ind[8] <text:s text:c="3"/>1.0000 <text:s/>1.0000 <text:s/>1.00000 <text:s/>1.0000 <text:s/>1.00000</text:p>
      <text:p text:style-name="P23">ind[9] <text:s text:c="3"/>1.0000 <text:s/>1.0000 <text:s/>1.00000 <text:s/>1.0000 <text:s/>1.00000</text:p>
      <text:p text:style-name="P23">ind[10] <text:s text:c="2"/>1.0000 <text:s/>1.0000 <text:s/>1.00000 <text:s/>1.0000 <text:s/>1.00000</text:p>
      <text:p text:style-name="P23">ind[11] <text:s text:c="2"/>1.0000 <text:s/>1.0000 <text:s/>1.00000 <text:s/>1.0000 <text:s/>1.00000</text:p>
      <text:p text:style-name="P23"><text:soft-page-break/>ind[12] <text:s text:c="2"/>1.0000 <text:s/>1.0000 <text:s/>1.00000 <text:s/>1.0000 <text:s/>1.00000</text:p>
      <text:p text:style-name="P23">ind[13] <text:s text:c="2"/>1.0000 <text:s/>1.0000 <text:s/>1.00000 <text:s/>1.0000 <text:s/>1.00000</text:p>
      <text:p text:style-name="P23">ind[14] <text:s text:c="2"/>1.0000 <text:s/>1.0000 <text:s/>1.00000 <text:s/>1.0000 <text:s/>1.00000</text:p>
      <text:p text:style-name="P23">ind[15] <text:s text:c="2"/>1.0000 <text:s/>1.0000 <text:s/>1.00000 <text:s/>1.0000 <text:s/>1.00000</text:p>
      <text:p text:style-name="P23">ind[16] <text:s text:c="2"/>0.0000 <text:s/>0.0000 <text:s/>0.00000 <text:s/>0.0000 <text:s/>1.00000</text:p>
      <text:p text:style-name="P23">ind[17] <text:s text:c="2"/>1.0000 <text:s/>1.0000 <text:s/>1.00000 <text:s/>1.0000 <text:s/>1.00000</text:p>
      <text:p text:style-name="P23">ind[18] <text:s text:c="2"/>0.0000 <text:s/>0.0000 <text:s/>0.00000 <text:s/>0.0000 <text:s/>1.00000</text:p>
      <text:p text:style-name="P23">ind[19] <text:s text:c="2"/>0.0000 <text:s/>0.0000 <text:s/>0.00000 <text:s/>0.0000 <text:s/>0.00000</text:p>
      <text:p text:style-name="P23">ind[20] <text:s text:c="2"/>0.0000 <text:s/>0.0000 <text:s/>0.00000 <text:s/>0.0000 <text:s/>0.00000</text:p>
      <text:p text:style-name="P23">ind[21] <text:s text:c="2"/>1.0000 <text:s/>1.0000 <text:s/>1.00000 <text:s/>1.0000 <text:s/>1.00000</text:p>
      <text:p text:style-name="P23">ind[22] <text:s text:c="2"/>1.0000 <text:s/>1.0000 <text:s/>1.00000 <text:s/>1.0000 <text:s/>1.00000</text:p>
      <text:p text:style-name="P23">ind[23] <text:s text:c="2"/>0.0000 <text:s/>0.0000 <text:s/>0.00000 <text:s/>0.0000 <text:s/>1.00000</text:p>
      <text:p text:style-name="P23">ind[24] <text:s text:c="2"/>1.0000 <text:s/>1.0000 <text:s/>1.00000 <text:s/>1.0000 <text:s/>1.00000</text:p>
      <text:p text:style-name="P23">ind[25] <text:s text:c="2"/>1.0000 <text:s/>1.0000 <text:s/>1.00000 <text:s/>1.0000 <text:s/>1.00000</text:p>
      <text:p text:style-name="P23">ind[26] <text:s text:c="2"/>0.0000 <text:s/>0.0000 <text:s/>0.00000 <text:s/>1.0000 <text:s/>1.00000</text:p>
      <text:p text:style-name="P23">ind[27] <text:s text:c="2"/>0.0000 <text:s/>0.0000 <text:s/>0.00000 <text:s/>0.0000 <text:s/>1.00000</text:p>
      <text:p text:style-name="P23">ind[28] <text:s text:c="2"/>0.0000 <text:s/>0.0000 <text:s/>0.00000 <text:s/>0.0000 <text:s/>0.00000</text:p>
      <text:p text:style-name="P23">ind[29] <text:s text:c="2"/>0.0000 <text:s/>0.0000 <text:s/>0.00000 <text:s/>0.0000 <text:s/>1.00000</text:p>
      <text:p text:style-name="P23">ind[30] <text:s text:c="2"/>0.0000 <text:s/>0.0000 <text:s/>1.00000 <text:s/>1.0000 <text:s/>1.00000</text:p>
      <text:p text:style-name="P23">ind[31] <text:s text:c="2"/>0.0000 <text:s/>0.0000 <text:s/>0.00000 <text:s/>0.0000 <text:s/>1.00000</text:p>
      <text:p text:style-name="P23">ind[32] <text:s text:c="2"/>0.0000 <text:s/>0.0000 <text:s/>0.00000 <text:s/>0.0000 <text:s/>1.00000</text:p>
      <text:p text:style-name="P23">ind[33] <text:s text:c="2"/>0.0000 <text:s/>0.0000 <text:s/>0.00000 <text:s/>0.0000 <text:s/>1.00000</text:p>
      <text:p text:style-name="P23">ind[34] <text:s text:c="2"/>0.0000 <text:s/>0.0000 <text:s/>1.00000 <text:s/>1.0000 <text:s/>1.00000</text:p>
      <text:p text:style-name="P23">ind[35] <text:s text:c="2"/>0.0000 <text:s/>0.0000 <text:s/>0.00000 <text:s/>0.0000 <text:s/>1.00000</text:p>
      <text:p text:style-name="P23">tau <text:s text:c="6"/>0.2391 <text:s/>0.2447 <text:s/>0.24757 <text:s/>0.2504 <text:s/>0.25608</text:p>
      <text:p text:style-name="P23">taub <text:s text:c="5"/>0.5508 <text:s/>0.8670 <text:s/>1.08065 <text:s/>1.3157 <text:s/>1.87527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b4ec" officeooo:paragraph-rsid="0009b4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x and Lauren<text:tab/><text:tab/>Statistics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57:34.486075845</meta:creation-date>
    <dc:date>2015-11-24T17:12:18.079649238</dc:date>
    <meta:editing-duration>PT1H39M2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4" meta:paragraph-count="182" meta:word-count="959" meta:character-count="8626" meta:non-whitespace-character-count="6982"/>
  </office:meta>
</office:document-meta>
</file>